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c2336"/>
    </style:style>
    <style:style style:name="P2" style:family="paragraph" style:parent-style-name="Standard">
      <style:text-properties officeooo:rsid="000c2641" officeooo:paragraph-rsid="000c2641"/>
    </style:style>
    <style:style style:name="P3" style:family="paragraph" style:parent-style-name="Standard">
      <style:text-properties officeooo:paragraph-rsid="000c2641"/>
    </style:style>
    <style:style style:name="P4" style:family="paragraph" style:parent-style-name="Standard">
      <style:text-properties officeooo:rsid="000ec46c" officeooo:paragraph-rsid="000ec46c"/>
    </style:style>
    <style:style style:name="P5" style:family="paragraph" style:parent-style-name="Standard">
      <style:text-properties officeooo:rsid="000ec46c" officeooo:paragraph-rsid="001206dd"/>
    </style:style>
    <style:style style:name="P6" style:family="paragraph" style:parent-style-name="Standard">
      <style:text-properties officeooo:paragraph-rsid="001206dd"/>
    </style:style>
    <style:style style:name="P7" style:family="paragraph" style:parent-style-name="Standard">
      <style:text-properties officeooo:rsid="001206dd" officeooo:paragraph-rsid="001206dd"/>
    </style:style>
    <style:style style:name="T1" style:family="text">
      <style:text-properties officeooo:rsid="000c2641"/>
    </style:style>
    <style:style style:name="T2" style:family="text">
      <style:text-properties officeooo:rsid="001206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<text:s text:c="5"/>ARRAY OF POINTERS</text:span></text:p>
      <text:p text:style-name="P5"><text:s text:c="3"/></text:p>
      <text:p text:style-name="P6">#include &lt;iostream&gt;<text:line-break/>using namespace std;<text:line-break/><text:line-break/>#define max 10<text:span text:style-name="T2">0</text:span><text:line-break/>class Student<text:line-break/>{<text:line-break/> <text:s text:c="3"/>string stud_name;<text:line-break/> <text:s text:c="3"/>int marks;<text:line-break/> <text:s text:c="3"/>public:<text:line-break/> <text:s text:c="7"/>void getStudentInfo(int i)<text:line-break/> <text:s text:c="7"/>{<text:line-break/> <text:s text:c="11"/>cout&lt;&lt; endl &lt;&lt; "Enter the student " &lt;&lt; i &lt;&lt; " details" &lt;&lt; endl;<text:line-break/> <text:s text:c="11"/>cout&lt;&lt; "Name of the Student: ";<text:line-break/> <text:s text:c="11"/>cin&gt;&gt; stud_name;<text:line-break/> <text:s text:c="11"/>cout&lt;&lt; "Marks secured: ";<text:line-break/> <text:s text:c="11"/>cin&gt;&gt; marks;<text:line-break/> <text:s text:c="7"/>}<text:line-break/> <text:s text:c="7"/>void displayStudentInfo()<text:line-break/> <text:s text:c="7"/>{<text:line-break/> <text:s text:c="11"/>cout &lt;&lt; "Name of the Student : " &lt;&lt; stud_name &lt;&lt; endl;<text:line-break/> <text:s text:c="11"/>cout &lt;&lt; "Marks secured : " &lt;&lt; marks &lt;&lt; endl;<text:line-break/> <text:s text:c="7"/>}<text:line-break/>};<text:line-break/>int main()<text:line-break/>{<text:line-break/> <text:s text:c="3"/>Student stud[max],*ptr;<text:line-break/> <text:s text:c="3"/>int class_size;<text:line-break/> <text:s text:c="3"/>ptr=stud;<text:line-break/><text:line-break/> <text:s text:c="3"/>cout&lt;&lt; "Enter the number of students in the class ( &lt; " &lt;&lt; max &lt;&lt; "): ";<text:line-break/> <text:s text:c="3"/>cin&gt;&gt; class_size;<text:line-break/><text:line-break/> <text:s text:c="3"/>for( int i=1; i&lt;=class_size; i++ )<text:line-break/> <text:s text:c="3"/>{<text:line-break/> <text:s text:c="7"/>(ptr+i)-&gt;getStudentInfo(i);<text:line-break/> <text:s text:c="3"/>}<text:line-break/><text:line-break/> <text:s text:c="3"/>cout&lt;&lt; endl &lt;&lt; "***** Entered student data *****" &lt;&lt; endl;<text:line-break/><text:line-break/> <text:s text:c="3"/>for( int i=1; i&lt;=class_size; i++ )<text:line-break/> <text:s text:c="3"/>{<text:line-break/> <text:s text:c="7"/>cout &lt;&lt; "Student " &lt;&lt; i &lt;&lt; endl;<text:line-break/> <text:s text:c="7"/>(ptr+i)-&gt;displayStudentInfo();<text:line-break/> <text:s text:c="3"/>}<text:line-break/> <text:s text:c="3"/>return 0;</text:p>
      <text:p text:style-name="P7">}</text:p>
      <text:p text:style-name="P6"><text:soft-page-break/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18:25:27.834000000</meta:creation-date>
    <dc:date>2022-02-02T18:59:16.764000000</dc:date>
    <meta:editing-duration>PT23M16S</meta:editing-duration>
    <meta:editing-cycles>8</meta:editing-cycles>
    <meta:generator>LibreOffice/7.1.8.1$Windows_X86_64 LibreOffice_project/e1f30c802c3269a1d052614453f260e49458c82c</meta:generator>
    <meta:document-statistic meta:table-count="0" meta:image-count="0" meta:object-count="0" meta:page-count="2" meta:paragraph-count="5" meta:word-count="145" meta:character-count="1070" meta:non-whitespace-character-count="694"/>
  </office:meta>
</office:document-meta>
</file>